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non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none"/>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A3" style:family="table-cell">
      <style:table-cell-properties fo:background-color="#e6e6e6" fo:padding="0.097cm" fo:border-left="0.002cm solid #000000" fo:border-right="none" fo:border-top="none" fo:border-bottom="0.002cm solid #000000">
        <style:background-image/>
      </style:table-cell-properties>
    </style:style>
    <style:style style:name="Table6.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6.A6" style:family="table-cell">
      <style:table-cell-properties fo:background-color="transparent" fo:padding="0.097cm" fo:border-left="0.002cm solid #000000" fo:border-right="none" fo:border-top="none" fo:border-bottom="0.002cm solid #000000">
        <style:background-image/>
      </style:table-cell-properties>
    </style:style>
    <style:style style:name="Table6.B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P1" style:family="paragraph" style:parent-style-name="Preformatted_20_Text">
      <style:paragraph-properties fo:margin-left="1.251cm" fo:margin-right="0cm" fo:text-indent="0cm" style:auto-text-indent="false"/>
    </style:style>
    <style:style style:name="P2" style:family="paragraph" style:parent-style-name="Preformatted_20_Text">
      <style:paragraph-properties fo:margin-left="0cm" fo:margin-right="0cm" fo:text-indent="0cm" style:auto-text-indent="false"/>
    </style:style>
    <style:style style:name="P3" style:family="paragraph" style:parent-style-name="Standard" style:list-style-name="L1"/>
    <style:style style:name="P4" style:family="paragraph" style:parent-style-name="Standard">
      <style:text-properties style:language-asian="ja" style:country-asian="JP"/>
    </style:style>
    <style:style style:name="P5" style:family="paragraph" style:parent-style-name="Standard" style:list-style-name="L2">
      <style:text-properties style:language-asian="ja" style:country-asian="JP"/>
    </style:style>
    <style:style style:name="P6" style:family="paragraph" style:parent-style-name="Standard" style:list-style-name="L3">
      <style:text-properties style:language-asian="ja" style:country-asian="JP"/>
    </style:style>
    <style:style style:name="P7" style:family="paragraph" style:parent-style-name="Standard">
      <style:paragraph-properties fo:background-color="transparent">
        <style:background-image/>
      </style:paragraph-properties>
      <style:text-properties style:language-asian="ja" style:country-asian="JP"/>
    </style:style>
    <style:style style:name="P8" style:family="paragraph" style:parent-style-name="Text_20_body">
      <style:text-properties style:language-asian="ja" style:country-asian="JP"/>
    </style:style>
    <style:style style:name="P9" style:family="paragraph" style:parent-style-name="Heading_20_2">
      <style:text-properties style:language-asian="ja" style:country-asian="JP"/>
    </style:style>
    <style:style style:name="P10" style:family="paragraph" style:parent-style-name="Heading_20_3">
      <style:text-properties style:language-asian="ja" style:country-asian="JP"/>
    </style:style>
    <style:style style:name="P11" style:family="paragraph" style:parent-style-name="Table_20_Contents">
      <style:text-properties fo:font-weight="bold" style:font-weight-asian="bold" style:font-weight-complex="bold"/>
    </style:style>
    <style:style style:name="P12" style:family="paragraph" style:parent-style-name="Preformatted_20_Text">
      <style:paragraph-properties fo:margin-left="0cm" fo:margin-right="0cm" fo:text-indent="0cm" style:auto-text-indent="false"/>
      <style:text-properties style:language-asian="ja" style:country-asian="JP"/>
    </style:style>
    <style:style style:name="P13" style:family="paragraph" style:parent-style-name="Heading_20_4">
      <style:text-properties style:language-asian="ja" style:country-asian="JP"/>
    </style:style>
    <style:style style:name="P14" style:family="paragraph">
      <style:paragraph-properties fo:text-align="center"/>
    </style:style>
    <style:style style:name="T1" style:family="text">
      <style:text-properties style:language-asian="ja" style:country-asian="JP"/>
    </style:style>
    <style:style style:name="T2" style:family="text">
      <style:text-properties fo:background-color="#0000ff"/>
    </style:style>
    <style:style style:name="T3" style:family="text">
      <style:text-properties fo:color="#ff0000"/>
    </style:style>
    <style:style style:name="T4"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332cm" style:run-through="foreground" style:wrap="run-through" style:number-wrapped-paragraphs="no-limit" style:vertical-pos="from-top" style:vertical-rel="paragraph" style:horizontal-pos="from-left" style:horizontal-rel="paragraph"/>
    </style:style>
    <style:style style:name="gr5" style:family="graphic">
      <style:graphic-properties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3cm" style:run-through="foreground" style:wrap="run-through" style:number-wrapped-paragraphs="no-limit" style:vertical-pos="from-top" style:vertical-rel="paragraph" style:horizontal-pos="from-left" style:horizontal-rel="paragraph"/>
    </style:style>
    <style:style style:name="gr7" style:family="graphic">
      <style:graphic-properties draw:stroke="dash" draw:stroke-dash="Line_20_with_20_Fine_20_Dots" svg:stroke-width="0cm" draw:marker-end="Arrowheads_20_2"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409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43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ult<text:span text:style-name="T1">itasking messenger</text:span></text:h>
      <text:p text:style-name="P8"/>
      <text:p text:style-name="P8">Before even attempting to multitask messenger I separated messenger's functionality into the following modules that I thought could be easier to add any changes to the source.</text:p>
      <text:p text:style-name="P8">Messenger send – sends messages to any service.</text:p>
      <text:p text:style-name="P8">Messenger recv – receives messages from any service and invokes registered callbacks.</text:p>
      <text:p text:style-name="P8">Messenger dump – sends dump messages to the dump service.</text:p>
      <text:p text:style-name="P8">Messenger context – handles an aging context for message transactions.</text:p>
      <text:p text:style-name="P8"/>
      <text:h text:style-name="Heading_20_1" text:outline-level="1">Multitasking messenger send part</text:h>
      <text:p text:style-name="Standard"/>
      <text:p text:style-name="Standard">Some facts:</text:p>
      <text:p text:style-name="Standard">Messenger send handles 3 type of send requests:</text:p>
      <text:list xml:id="list30416441" text:style-name="L1">
        <text:list-item>
          <text:p text:style-name="P3">send_message (MESSAGE_TYPE_NOTIFY) </text:p>
        </text:list-item>
        <text:list-item>
          <text:p text:style-name="P3">send_request_message (MESSAGE_TYPE_REQUEST) </text:p>
        </text:list-item>
        <text:list-item>
          <text:p text:style-name="P3">and send_reply_message (MESSAGE_TYPE_REPLY).</text:p>
        </text:list-item>
      </text:list>
      <text:p text:style-name="Standard">A message is sent from one service to another.</text:p>
      <text:p text:style-name="Standard">From messenger send point of view a service is a server that a client connects to via a UNIX socket<text:span text:style-name="T1">.</text:span></text:p>
      <text:p text:style-name="P4">Messenger would attempt to connect to the server socket a number of times using a reconnection timer.</text:p>
      <text:p text:style-name="P4">When a reconnection occurs any queued messages should be invalidated.</text:p>
      <text:p text:style-name="Standard">Message FIFO ordering must be strictly maintained.</text:p>
      <text:p text:style-name="Standard">An association is created for each service name and a send queue (send_queues).</text:p>
      <text:p text:style-name="Standard">A send queue a data structure that creates and maintains client socket inf<text:span text:style-name="T1">ormation</text:span> for a des<text:span text:style-name="T1">tination service name (process). It also holds a pointer to a message buffer where message to be transmitted stored.</text:span></text:p>
      <text:p text:style-name="P4">A message buffer is a pre-allocated buffer of certain size.</text:p>
      <text:p text:style-name="Standard">For each message to be sent a header and the body part of the message is copied into the message buffer.</text:p>
      <text:p text:style-name="Standard">An event is set on a socket des<text:span text:style-name="T1">cription to read the data from buffer and write it to the destination service socket.</text:span></text:p>
      <text:p text:style-name="P4">If the message queue overflows the message is discarded until room becomes available again.</text:p>
      <text:p text:style-name="P4"/>
      <text:h text:style-name="P9" text:outline-level="2">Our implementation</text:h>
      <text:p text:style-name="P4"/>
      <text:p text:style-name="P4">Multitask the part that does lots of IO hopefully to increase performance. For the messenger send this is the part that sends messages to service sockets. Currently this is done as a two-stage operation. First data is written into the message buffer and then an event is set that triggers an action to send the stored messages from the message buffer to the service.</text:p>
      <text:p text:style-name="P4">To multitask the above and ensure data integrity between tasks the current event driven approach is rewritten to a sequential processing model that suits task processing better. This processing model is described in more detail below.</text:p>
      <text:p text:style-name="Standard"><text:span text:style-name="T1">In simple terms this model is a job pool to store pointers to data where messages are found to be transmitted. One or more task could then extract one or more items from the pool and perform the </text:span><text:soft-page-break/><text:span text:style-name="T1">IO (send data to service socket). Since each task operates on its own data area locking is not necessary while reading. Once this concept is proven effective it could be easily applied to the receiving part as well with ease. But before we delve into implementation details need to describe how messages are stored and manipulated.</text:span></text:p>
      <text:p text:style-name="P4"/>
      <text:h text:style-name="P10" text:outline-level="3">Message buffer</text:h>
      <text:p text:style-name="P4">Instead of allocating and deallocating memory one a message by message basis we preallocate some memory in advance using the following model.</text:p>
      <text:p text:style-name="P4">The figure below depicts such structure.</text:p>
      <text:p text:style-name="P4"><draw:frame text:anchor-type="paragraph" draw:z-index="27" draw:style-name="gr6" svg:width="1.772cm" svg:height="1.331cm" svg:x="3.872cm" svg:y="0.554cm"><draw:text-box><text:p>Memory </text:p><text:p>block(1)</text:p></draw:text-box></draw:frame><draw:frame text:anchor-type="paragraph" draw:z-index="31" draw:style-name="gr6" svg:width="1.772cm" svg:height="1.331cm" svg:x="6.669cm" svg:y="0.561cm"><draw:text-box><text:p>Memory </text:p><text:p>block(n)</text:p></draw:text-box></draw:frame></text:p>
      <text:p text:style-name="P4"><draw:frame text:anchor-type="paragraph" draw:z-index="26" draw:style-name="gr6" svg:width="1.772cm" svg:height="1.331cm" svg:x="1.194cm" svg:y="0.09cm"><draw:text-box><text:p>Memory </text:p><text:p>block(0)</text:p></draw:text-box></draw:frame></text:p>
      <text:p text:style-name="P4"><draw:rect text:anchor-type="paragraph" draw:z-index="30" draw:style-name="gr5" draw:text-style-name="P14" svg:width="2.858cm" svg:height="1.091cm" svg:x="6.352cm" svg:y="0.584cm"><text:p text:style-name="P14">64K</text:p></draw:rect></text:p>
      <text:p text:style-name="P4"><draw:rect text:anchor-type="paragraph" draw:z-index="24" draw:style-name="gr5" draw:text-style-name="P14" svg:width="1.786cm" svg:height="1.091cm" svg:x="1.09cm" svg:y="0.122cm"><text:p text:style-name="P14">8K</text:p></draw:rect><draw:rect text:anchor-type="paragraph" draw:z-index="25" draw:style-name="gr5" draw:text-style-name="P14" svg:width="2.177cm" svg:height="1.091cm" svg:x="3.794cm" svg:y="0.109cm"><text:p text:style-name="P14">8K</text:p></draw:rect></text:p>
      <text:p text:style-name="P4"/>
      <text:p text:style-name="P4"><draw:line text:anchor-type="paragraph" draw:z-index="28" draw:style-name="gr7" draw:text-style-name="P14" svg:x1="1.09cm" svg:y1="1.076cm" svg:x2="1.09cm" svg:y2="0.238cm"><text:p/></draw:line><draw:line text:anchor-type="paragraph" draw:z-index="29" draw:style-name="gr7" draw:text-style-name="P14" svg:x1="3.858cm" svg:y1="1.08cm" svg:x2="3.858cm" svg:y2="0.242cm"><text:p/></draw:line><draw:line text:anchor-type="paragraph" draw:z-index="32" draw:style-name="gr7" draw:text-style-name="P14" svg:x1="6.458cm" svg:y1="1.037cm" svg:x2="6.458cm" svg:y2="0.199cm"><text:p/></draw:line><draw:frame text:anchor-type="paragraph" draw:z-index="33" draw:style-name="gr8" svg:width="0.983cm" svg:height="0.489cm" svg:x="1.129cm" svg:y="0.473cm"><draw:text-box><text:p>head</text:p></draw:text-box></draw:frame><draw:line text:anchor-type="paragraph" draw:z-index="34" draw:style-name="gr7" draw:text-style-name="P14" svg:x1="2.159cm" svg:y1="1.076cm" svg:x2="2.159cm" svg:y2="0.238cm"><text:p/></draw:line><draw:line text:anchor-type="paragraph" draw:z-index="37" draw:style-name="gr7" draw:text-style-name="P14" svg:x1="7.652cm" svg:y1="1.051cm" svg:x2="7.652cm" svg:y2="0.213cm"><text:p/></draw:line></text:p>
      <text:p text:style-name="P4"><draw:line text:anchor-type="paragraph" draw:z-index="36" draw:style-name="gr7" draw:text-style-name="P14" svg:x1="4.89cm" svg:y1="0.588cm" svg:x2="4.89cm" svg:y2="-0.25cm"><text:p/></draw:line><draw:frame text:anchor-type="paragraph" draw:z-index="35" draw:style-name="gr8" svg:width="0.983cm" svg:height="0.489cm" svg:x="2.221cm" svg:y="0cm"><draw:text-box><text:p>tail</text:p></draw:text-box></draw:frame></text:p>
      <text:p text:style-name="P4"><draw:rect text:anchor-type="paragraph" draw:z-index="13" draw:style-name="gr1" draw:text-style-name="P14" svg:width="2.073cm" svg:height="0.544cm" svg:x="6.431cm" svg:y="0.12cm"><text:p text:style-name="P14">region(n)</text:p></draw:rect><draw:rect text:anchor-type="paragraph" draw:z-index="12" draw:style-name="gr1" draw:text-style-name="P14" svg:width="2.073cm" svg:height="0.544cm" svg:x="3.628cm" svg:y="0.12cm"><text:p text:style-name="P14">region(1)</text:p></draw:rect><draw:rect text:anchor-type="paragraph" draw:z-index="11" draw:style-name="gr1" draw:text-style-name="P14" svg:width="2.073cm" svg:height="0.544cm" svg:x="1.09cm" svg:y="0.102cm"><text:p text:style-name="P14">region(0)</text:p></draw:rect><draw:frame text:anchor-type="paragraph" draw:z-index="20" draw:style-name="gr4" svg:width="0.288cm" svg:height="0.489cm" svg:x="3.268cm" svg:y="0.162cm"><draw:text-box><text:p>..</text:p></draw:text-box></draw:frame><draw:frame text:anchor-type="paragraph" draw:z-index="21" draw:style-name="gr4" svg:width="0.288cm" svg:height="0.489cm" svg:x="5.944cm" svg:y="0.15cm"><draw:text-box><text:p>..</text:p></draw:text-box></draw:frame></text:p>
      <text:p text:style-name="P4"><draw:custom-shape text:anchor-type="paragraph" draw:z-index="15" draw:style-name="gr3" svg:width="0.197cm" svg:height="0.918cm" svg:x="1.863cm" svg:y="0.15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8" draw:style-name="gr3" svg:width="0.197cm" svg:height="0.918cm" svg:x="4.524cm" svg:y="0.17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style-name="gr3" svg:width="0.197cm" svg:height="0.918cm" svg:x="7.361cm" svg:y="0.13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
      <text:p text:style-name="P4"><draw:rect text:anchor-type="paragraph" draw:z-index="14" draw:style-name="gr1" draw:text-style-name="P14" svg:width="2.223cm" svg:height="0.544cm" svg:x="1.09cm" svg:y="0.102cm"><text:p text:style-name="P14">descriptor(0)</text:p></draw:rect><draw:rect text:anchor-type="paragraph" draw:z-index="16" draw:style-name="gr1" draw:text-style-name="P14" svg:width="2.285cm" svg:height="0.544cm" svg:x="3.614cm" svg:y="0.102cm"><text:p text:style-name="P14">descriptor(1)</text:p></draw:rect><draw:rect text:anchor-type="paragraph" draw:z-index="17" draw:style-name="gr1" draw:text-style-name="P14" svg:width="2.259cm" svg:height="0.544cm" svg:x="6.378cm" svg:y="0.102cm"><text:p text:style-name="P14">descriptor(n)</text:p></draw:rect><draw:frame text:anchor-type="paragraph" draw:z-index="22" draw:style-name="gr4" svg:width="0.288cm" svg:height="0.489cm" svg:x="3.348cm" svg:y="0.162cm"><draw:text-box><text:p>..</text:p></draw:text-box></draw:frame><draw:frame text:anchor-type="paragraph" draw:z-index="23" draw:style-name="gr4" svg:width="0.288cm" svg:height="0.489cm" svg:x="5.999cm" svg:y="0.162cm"><draw:text-box><text:p>..</text:p></draw:text-box></draw:frame></text:p>
      <text:p text:style-name="P4"/>
      <text:p text:style-name="P4"/>
      <text:p text:style-name="P7">We keep an array of memory descriptors a maximum of 5 (<text:span text:style-name="T2">MAX_MEM_DESC</text:span>) that are just pointers to exactly the same number of memory regions. Each memory region is a preallocated memory area that holds the following fields.</text:p>
      <text:p text:style-name="P4"/>
      <table:table table:name="Table6" table:style-name="Table6">
        <table:table-column table:style-name="Table6.A" table:number-columns-repeated="2"/>
        <table:table-row>
          <table:table-cell table:style-name="Table6.A1" office:value-type="string">
            <text:p text:style-name="P11">Field</text:p>
          </table:table-cell>
          <table:table-cell table:style-name="Table6.B1" office:value-type="string">
            <text:p text:style-name="P11">Des<text:span text:style-name="T1">cription</text:span></text:p>
          </table:table-cell>
        </table:table-row>
        <table:table-row>
          <table:table-cell table:style-name="Table6.A2" office:value-type="string">
            <text:p text:style-name="Table_20_Contents">Head</text:p>
          </table:table-cell>
          <table:table-cell table:style-name="Table6.B2" office:value-type="string">
            <text:p text:style-name="Table_20_Contents">Points to the start of the memory block.</text:p>
          </table:table-cell>
        </table:table-row>
        <table:table-row>
          <table:table-cell table:style-name="Table6.A3" office:value-type="string">
            <text:p text:style-name="Table_20_Contents">Tail </text:p>
          </table:table-cell>
          <table:table-cell table:style-name="Table6.B3" office:value-type="string">
            <text:p text:style-name="Table_20_Contents">Inc<text:span text:style-name="T1">remented for requested number of bytes.</text:span></text:p>
          </table:table-cell>
        </table:table-row>
        <table:table-row>
          <table:table-cell table:style-name="Table6.A2" office:value-type="string">
            <text:p text:style-name="Table_20_Contents">Left</text:p>
          </table:table-cell>
          <table:table-cell table:style-name="Table6.B2" office:value-type="string">
            <text:p text:style-name="Table_20_Contents">How man<text:span text:style-name="T1">y bytes left in the memory block.</text:span></text:p>
          </table:table-cell>
        </table:table-row>
        <table:table-row>
          <table:table-cell table:style-name="Table6.A3" office:value-type="string">
            <text:p text:style-name="Table_20_Contents"><text:span text:style-name="T1">size</text:span></text:p>
          </table:table-cell>
          <table:table-cell table:style-name="Table6.B3" office:value-type="string">
            <text:p text:style-name="Table_20_Contents">The total size of the memory block in bytes.</text:p>
          </table:table-cell>
        </table:table-row>
        <table:table-row>
          <table:table-cell table:style-name="Table6.A6" office:value-type="string">
            <text:p text:style-name="Table_20_Contents">Last acc<text:span text:style-name="T1">essed</text:span></text:p>
          </table:table-cell>
          <table:table-cell table:style-name="Table6.B6" office:value-type="string">
            <text:p text:style-name="Table_20_Contents">Stores the last modified tail pointer value.</text:p>
          </table:table-cell>
        </table:table-row>
      </table:table>
      <text:p text:style-name="P4"/>
      <text:p text:style-name="P4">Memory block 0 and 1 are the same size and for the rest the size increases accordinally. Depending on the memory requests it is possible that a space in memory block is wasted. There is no support to add or accumulate the size of unused blocks to create bigger size chucks. The interface to this memory model is simple once the memory blocks have been initialized a client would request a memory address to be returned of certain size. If the returned address is not going to be used it can be freed reverting the tail pointer back to original point. In normal circustances it is not necessary to free return the acquired memory since eventually it would be reused after wrapping.</text:p>
      <text:p text:style-name="P4"/>
      <text:p text:style-name="P4"><text:span text:style-name="T3">Caution:</text:span> Once all occupied memory blocks are filled up the search for requested size begins at the first memory block with no checking if it is occupied. This is quite unlikely since the last memory blocks are larger in size and would take longer to fill and also we send messages one by one. There is a check though when the job queue gets full the message would be thrown away as current implementation.</text:p>
      <text:p text:style-name="P4"/>
      <text:p text:style-name="P4"/>
      <text:h text:style-name="P13" text:outline-level="4"><text:soft-page-break/>Write operation</text:h>
      <text:p text:style-name="P4"/>
      <text:p text:style-name="P4">When a message buffer is created the data_length and head_offset are set to zero.</text:p>
      <text:p text:style-name="P4">A write operation starts at head_offset + data_length and when it completes the data_length is moved ahead by the number of written bytes. If the number of bytes to be written doesn't fit into the buffer the previous stored data_length bytes moved to the head_offset point and head_offset is set to zero and the new data is written into a point pointed by data_length.</text:p>
      <text:p text:style-name="P4"/>
      <text:h text:style-name="P13" text:outline-level="4">Remove/truncate operation</text:h>
      <text:p text:style-name="P4"/>
      <text:p text:style-name="P4">Moves the head_offset by length bytes if the length is less than the buffer size. Otherwise moves to the beginning of buffer from the point (head_offset + remove_bytes) and sets the head_offset to zero. Finally the data_length value is decremented by the number of truncated bytes.</text:p>
      <text:p text:style-name="P4"/>
      <text:h text:style-name="P10" text:outline-level="3">My message buffer changes</text:h>
      <text:p text:style-name="P4"/>
      <text:p text:style-name="P4">Alter its structure to behave more than a circular buffer. Eliminate the need to remove/truncate a message after transmission. This operation is somehow integrated into job pool concept. Check for overflow as before but flag the overflow condition as true only if the start address of message buffer where data is to be copied has not been processed yet by any of the tasks. If an overflow is flagged record the fact and dump the message. Create a single call to write the header and data to message buffer. Save the start address and length written and create a job item to add to a job pool.</text:p>
      <text:p text:style-name="P4"/>
      <text:h text:style-name="P10" text:outline-level="3">Job pool</text:h>
      <text:p text:style-name="P4"/>
      <text:p text:style-name="P4">A job pool is an array of job items. A configured number of consumer threads (currently set to 2) <text:s/>retrieve and process job items from the queue. All consumer threads compete for getting a job item. A job item is a structure that holds a reference to a buffer where the message is stored. A job pool contains management variables to control addition and retrieval from pool with minimum or no locking at all. Job items are added/piled up sequential one after another. If there is no room to add the next item to the pool the caller would wait until for at least one item to be freed from the pool. </text:p>
      <text:p text:style-name="P4">When the messenger is heavy congested and there is no room to store the message the message is discarded thrown away. </text:p>
      <text:p text:style-name="P4">When the messenger is heavy congested the main thread might lock waiting for a slot to become available. Since a job item corresponds to a message on a single slot and since the processing time of each job item is expected to be minimum the wait time should be negligible or not at all. Also increasing the size of the item array if memory permits is another way to minimize or eliminate the wait time. In an experiment using cbench:ruby and cbench:c with a job item array size of 256 and running two tasks on a four CPU machine I confirmed that the main task didn't have to wait for a job to be added not even once.</text:p>
      <text:p text:style-name="P4">Another design consideration taken into account is how many consumer tasks are needed. That number can not be very large since performance would degrade more than improve. Again during experimentation the best number found so far on a four core CPU is 2. Initially I am planning to set the number of consumer tasks to a default value of 2 or dynamically set it to the number of CPUs divided by 2.</text:p>
      <text:p text:style-name="P4"/>
      <text:p text:style-name="P4">The main thread once a message is stored into the message queue it calls add_job to add the corresponding message into the job queue. Exclusive locking access is obtained while adding the <text:soft-page-break/>item into the pool. </text:p>
      <text:p text:style-name="P4">A structure that maintains such details is depicted in the diagram below:</text:p>
      <text:p text:style-name="P4"/>
      <text:p text:style-name="P4"><draw:frame text:anchor-type="paragraph" draw:z-index="38" draw:style-name="gr9" svg:width="1.814cm" svg:height="0.489cm" svg:x="0.653cm" svg:y="0.159cm"><draw:text-box><text:p>job queue</text:p></draw:text-box></draw:frame></text:p>
      <text:p text:style-name="P4"><draw:rect text:anchor-type="paragraph" draw:z-index="0" draw:style-name="gr1" draw:text-style-name="P14" svg:width="1.966cm" svg:height="0.907cm" svg:x="0.381cm" svg:y="0.203cm"><text:p text:style-name="P14">ctrl</text:p></draw:rect><draw:rect text:anchor-type="paragraph" draw:z-index="1" draw:style-name="gr1" draw:text-style-name="P14" svg:width="2.994cm" svg:height="0.892cm" svg:x="4.235cm" svg:y="0.263cm"><text:p text:style-name="P14">mutex</text:p></draw:rect></text:p>
      <text:p text:style-name="P4"><draw:custom-shape text:anchor-type="paragraph" draw:z-index="5" draw:style-name="gr2" svg:width="1.89cm" svg:height="0.244cm" svg:x="2.346cm" svg:y="0.18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draw:rect text:anchor-type="paragraph" draw:z-index="2" draw:style-name="gr1" draw:text-style-name="P14" svg:width="2.994cm" svg:height="0.892cm" svg:x="4.235cm" svg:y="0.18cm"><text:p text:style-name="P14">front</text:p></draw:rect></text:p>
      <text:p text:style-name="P4"/>
      <text:p text:style-name="P4"><draw:rect text:anchor-type="paragraph" draw:z-index="3" draw:style-name="gr1" draw:text-style-name="P14" svg:width="2.994cm" svg:height="0.892cm" svg:x="4.235cm" svg:y="0.097cm"><text:p text:style-name="P14">rear</text:p></draw:rect></text:p>
      <text:p text:style-name="P4"><draw:rect text:anchor-type="paragraph" draw:z-index="6" draw:style-name="gr1" draw:text-style-name="P14" svg:width="2.994cm" svg:height="0.892cm" svg:x="9.093cm" svg:y="0.436cm"><text:p text:style-name="P14">service_name</text:p></draw:rect></text:p>
      <text:p text:style-name="P4"><draw:rect text:anchor-type="paragraph" draw:z-index="4" draw:style-name="gr1" draw:text-style-name="P14" svg:width="2.994cm" svg:height="0.892cm" svg:x="4.235cm" svg:y="0.014cm"><text:p text:style-name="P14">item[0..n]</text:p></draw:rect><draw:custom-shape text:anchor-type="paragraph" draw:z-index="10" draw:style-name="gr2" svg:width="1.846cm" svg:height="0.348cm" svg:x="7.228cm" svg:y="0.18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draw:rect text:anchor-type="paragraph" draw:z-index="7" draw:style-name="gr1" draw:text-style-name="P14" svg:width="2.994cm" svg:height="0.892cm" svg:x="9.093cm" svg:y="0.385cm"><text:p text:style-name="P14">server_socket</text:p></draw:rect></text:p>
      <text:p text:style-name="P4"/>
      <text:p text:style-name="P4"><draw:rect text:anchor-type="paragraph" draw:z-index="8" draw:style-name="gr1" draw:text-style-name="P14" svg:width="2.994cm" svg:height="0.892cm" svg:x="9.093cm" svg:y="0.349cm"><text:p text:style-name="P14">buffer</text:p></draw:rect></text:p>
      <text:p text:style-name="P4"/>
      <text:p text:style-name="P4"><draw:rect text:anchor-type="paragraph" draw:z-index="9" draw:style-name="gr1" draw:text-style-name="P14" svg:width="2.994cm" svg:height="0.892cm" svg:x="9.093cm" svg:y="0.318cm"><text:p text:style-name="P14">buffer_len</text:p></draw:rect></text:p>
      <text:p text:style-name="P4"/>
      <text:p text:style-name="P4"/>
      <text:p text:style-name="P4"/>
      <text:p text:style-name="P4">The mutex field is used to acquire and release the lock. The following inline functions are used.</text:p>
      <text:p text:style-name="P4"/>
      <table:table table:name="Table8" table:style-name="Table8">
        <table:table-column table:style-name="Table8.A"/>
        <table:table-row>
          <table:table-cell office:value-type="string">
            <text:p text:style-name="Preformatted_20_Text">static inline void <text:span text:style-name="T4">job_lock()</text:span> { pthread_mutex_lock( &amp;ctrl.mutex ) }</text:p>
            <text:p text:style-name="Table_20_Contents"/>
          </table:table-cell>
        </table:table-row>
      </table:table>
      <text:p text:style-name="P4"/>
      <table:table table:name="Table9" table:style-name="Table9">
        <table:table-column table:style-name="Table9.A"/>
        <table:table-row>
          <table:table-cell office:value-type="string">
            <text:p text:style-name="Preformatted_20_Text">static inline void <text:span text:style-name="T4">job_unlock()</text:span> { pthread_mutex_unlock( &amp;ctrl.mutex ) }</text:p>
          </table:table-cell>
        </table:table-row>
      </table:table>
      <text:p text:style-name="P4"/>
      <text:p text:style-name="P4">For each item added to the queue the rear pointer is incremented by one. When an item extracted from the queue the front pointer is incremented by one. A test to check if queue is full is if the rear pointer plus one for the next item to be inserted equals the front pointer. This check is done every time before a message is added to the queue. If a queue is found to be full an overflow condition is flagged the message is discarded and an error is returned to sender. Otherwise insert the item into the next available slot and return an early success to sender. It is possible though that while sending the message an error occurs and the message can not be sent. Such error conditions are ignored in this version.</text:p>
      <text:p text:style-name="P4"/>
      <text:p text:style-name="P4">We use the following source excerpt to describe its behavior.</text:p>
      <text:p text:style-name="P4"/>
      <table:table table:name="Table7" table:style-name="Table7">
        <table:table-column table:style-name="Table7.A"/>
        <table:table-row>
          <table:table-cell table:style-name="Table7.A1" office:value-type="string">
            <text:p text:style-name="Preformatted_20_Text">static bool</text:p>
            <text:p text:style-name="Preformatted_20_Text">add_job( job_ctrl *ctrl, job_item *item ) {</text:p>
            <text:p text:style-name="Preformatted_20_Text"><text:s text:c="2"/>job_item *rear_item;</text:p>
            <text:p text:style-name="Preformatted_20_Text"><text:s text:c="2"/>int rear;</text:p>
            <text:p text:style-name="Preformatted_20_Text"><text:s text:c="2"/>int tmp;</text:p>
            <text:p text:style-name="Preformatted_20_Text"/>
            <text:p text:style-name="Preformatted_20_Text"><text:s text:c="2"/>if ( job_queue_full( ctrl ) ) {</text:p>
            <text:p text:style-name="Preformatted_20_Text"><text:s text:c="4"/>return 0;</text:p>
            <text:p text:style-name="Preformatted_20_Text"><text:s text:c="2"/>}</text:p>
            <text:p text:style-name="Preformatted_20_Text"><text:s text:c="2"/>while ( true ) {</text:p>
            <text:p text:style-name="Preformatted_20_Text"><text:s text:c="4"/>rear = ctrl-&gt;rear;</text:p>
            <text:p text:style-name="Preformatted_20_Text"><text:s text:c="4"/>tmp = ( rear + 1 ) % ITEM_ARRAY_SIZE;</text:p>
            <text:p text:style-name="Preformatted_20_Text"><text:s text:c="4"/>if ( rear != ctrl-&gt;rear ) {</text:p>
            <text:p text:style-name="Preformatted_20_Text"><text:s text:c="6"/>continue;</text:p>
            <text:p text:style-name="Preformatted_20_Text"><text:s text:c="4"/>}</text:p>
            <text:p text:style-name="Preformatted_20_Text"><text:soft-page-break/><text:s text:c="4"/>rear_item = &amp;ctrl-&gt;item[ rear ];</text:p>
            <text:p text:style-name="Preformatted_20_Text"><text:s text:c="4"/>if ( CAS( &amp;ctrl-&gt;item[ rear ], rear_item, item, sizeof( *item ) ) ) {</text:p>
            <text:p text:style-name="Preformatted_20_Text"><text:s text:c="6"/>CAS_int( &amp;ctrl-&gt;rear, rear, tmp );</text:p>
            <text:p text:style-name="Preformatted_20_Text"><text:s text:c="6"/>return 1;</text:p>
            <text:p text:style-name="Preformatted_20_Text"><text:s text:c="4"/>}</text:p>
            <text:p text:style-name="Preformatted_20_Text"><text:s text:c="2"/>}</text:p>
            <text:p text:style-name="Preformatted_20_Text">}</text:p>
          </table:table-cell>
        </table:table-row>
      </table:table>
      <text:p text:style-name="P4"/>
      <text:p text:style-name="P4">The while loop is necessary to allow concurrency. There is a consistent check done to ensure that the rear pointer read once entering the while loop has not been modified by another thread executing in parallel. An item is inserted successfully if the first Compare And Swap instruction succeeds in copying the item into the slot pointed by rear. The CAS_int operates on a word and depending on the CPU architecture would probably being executed in a single instruction hence no locking is required. But the statement that copies the item into the slot since it can not be executed as-if instantaneously it requires locking. The CAS function takes distinct memory locations supplied by argument one (shared) expected values (oldvalue) and new values ( newvalue). Each shared address is updated to each new value if it contains the expected value before the operation. I coded two versions of CAS one implemented using memcpy and another comparing each word address in a loop. Both version shown below:</text:p>
      <text:p text:style-name="P4"/>
      <table:table table:name="Table10" table:style-name="Table10">
        <table:table-column table:style-name="Table10.A"/>
        <table:table-row>
          <table:table-cell table:style-name="Table10.A1" office:value-type="string">
            <text:p text:style-name="Preformatted_20_Text">static int</text:p>
            <text:p text:style-name="Preformatted_20_Text">CAS( void *shared, const void *oldvalue, const void *newvalue, size_t len ) {</text:p>
            <text:p text:style-name="Preformatted_20_Text"><text:s text:c="2"/>int ret = 0;</text:p>
            <text:p text:style-name="Preformatted_20_Text"/>
            <text:p text:style-name="Preformatted_20_Text"><text:s text:c="2"/>job_lock();</text:p>
            <text:p text:style-name="Preformatted_20_Text"><text:s text:c="2"/>if ( !memcmp( shared, oldvalue, len ) ) {</text:p>
            <text:p text:style-name="Preformatted_20_Text"><text:s text:c="4"/>memcpy( shared, newvalue, len );</text:p>
            <text:p text:style-name="Preformatted_20_Text"><text:s text:c="4"/>ret = 1;</text:p>
            <text:p text:style-name="Preformatted_20_Text"><text:s text:c="2"/>}</text:p>
            <text:p text:style-name="Preformatted_20_Text"><text:s text:c="2"/>job_unlock();</text:p>
            <text:p text:style-name="Preformatted_20_Text"><text:s text:c="2"/>return ret;</text:p>
            <text:p text:style-name="Preformatted_20_Text">}</text:p>
          </table:table-cell>
        </table:table-row>
      </table:table>
      <text:p text:style-name="P4"/>
      <table:table table:name="Table11" table:style-name="Table11">
        <table:table-column table:style-name="Table11.A"/>
        <table:table-row>
          <table:table-cell table:style-name="Table11.A1" office:value-type="string">
            <text:p text:style-name="Preformatted_20_Text">static int</text:p>
            <text:p text:style-name="Preformatted_20_Text">MCAS( int *shared, int *oldvalue, int *newvalue, size_t len ) {</text:p>
            <text:p text:style-name="Preformatted_20_Text"><text:s text:c="2"/>int *ptr = shared;</text:p>
            <text:p text:style-name="Preformatted_20_Text"><text:s text:c="2"/>int *expected = oldvalue;</text:p>
            <text:p text:style-name="Preformatted_20_Text"><text:s text:c="2"/>int *new_value = newvalue;</text:p>
            <text:p text:style-name="Preformatted_20_Text"><text:s text:c="2"/>uint32_t i;</text:p>
            <text:p text:style-name="Preformatted_20_Text"/>
            <text:p text:style-name="Preformatted_20_Text"><text:s text:c="2"/>for ( i = 0; i &lt; len; i += sizeof( int ) ) {</text:p>
            <text:p text:style-name="Preformatted_20_Text"><text:s text:c="4"/>if ( *ptr++ != *expected++ ) {</text:p>
            <text:p text:style-name="Preformatted_20_Text"><text:s text:c="6"/>return 0;</text:p>
            <text:p text:style-name="Preformatted_20_Text"><text:s text:c="4"/>}</text:p>
            <text:p text:style-name="Preformatted_20_Text"><text:s text:c="2"/>}</text:p>
            <text:p text:style-name="Preformatted_20_Text"><text:s text:c="2"/>ptr = shared;</text:p>
            <text:p text:style-name="Preformatted_20_Text"><text:s text:c="2"/>for ( i = 0; i &lt; len; i += sizeof( int ) ) {</text:p>
            <text:p text:style-name="Preformatted_20_Text"><text:s text:c="4"/>*ptr++ = *new_value++;</text:p>
            <text:p text:style-name="Preformatted_20_Text"><text:s text:c="2"/>}</text:p>
            <text:p text:style-name="Preformatted_20_Text"><text:s text:c="2"/>return 1;</text:p>
            <text:p text:style-name="Preformatted_20_Text">}</text:p>
          </table:table-cell>
        </table:table-row>
      </table:table>
      <text:p text:style-name="P4"><text:soft-page-break/></text:p>
      <text:p text:style-name="P4">Assumming that two tasks run in parallel side by side we can infer that if task 1 is exempted after executing the first CAS statement there is a possibility that the other task may acquire the lock and overwrite the previous slot data. To prevent this it would be necessary to lock. Most of the literature on this subject suggest that the CAS instruction is atomic.</text:p>
      <text:p text:style-name="P4"/>
      <text:p text:style-name="P4">The add_job function is a simple while concurrent loop with recursive helping. Its purpose is to retrieve an item from the job queue send the message to the socket and safe increment the front pointer by one. The following psuedo code is shown for analysis.</text:p>
      <text:p text:style-name="P4"/>
      <text:p text:style-name="P4">Most of the operations in the loop are deterministic but when the queue is full the amount of sleep before checking for the next item is not possible to evalulate unless we used a conditional value to signal this condition. At the moment we sleep as little as possible to force a task switching. Once we extract the item from queue we advance the front pointer and transmit the message on the socket. Again when we increment the front pointer we use the CAS instruction as described above.</text:p>
      <text:p text:style-name="P4">There are also certain variations to the approach taken to remove an item from the queue. One approach that is investigated is to split the processing of extraction into the two defined tasks. </text:p>
      <text:p text:style-name="P4">That is we halve the work and assigned it to the two tasks.</text:p>
      <text:p text:style-name="P4">For example task1 extracts only items from job queue with index 0 to 255 which is half the size of the queue. Task 2 would perform the rest of the extraction. In this case both tasks appear to access different memory locations and therefore no locking is required. </text:p>
      <text:p text:style-name="P4">There are two problems with this approach as explained below.</text:p>
      <text:p text:style-name="P4">Since only one task appears to be active at any given time and since the send takes the most time we don't seem to be utilizing all the available resources to the maximum.</text:p>
      <text:p text:style-name="P4">Also again we face the same amount of problem since our sleep is unpredicable. It would be cases where task1 is finishing processing in less time than predicted or the opposite could be true task1 takes longer and would be wasting valuable CPU resources ticking away checking if it is our turn to run.</text:p>
      <text:p text:style-name="P4"/>
      <text:p text:style-name="P4">A third approach that was investigated was to extract one or more items from the queue up to a maximum configurable value and transmit those messages as a big chunk with a single send call.</text:p>
      <text:p text:style-name="P4">The problem apart from the difficulty to create a concurrent version required that memory would be a continuous block since separate addresses are assigned on the boundaries of memory regions. Also our job item queue is a queue that holds messages from every service. Therefore two send calls should be used when messages found from two services. The performance figures indicated below for future consideration.</text:p>
      <text:p text:style-name="P4"/>
      <text:p text:style-name="P4">On the road to constructing lock-free queue I studied many literature on this subject since there is an active research activity going on. One that I found particular interesting is the Bloom algorithms that I described below which is suitable not for preventing locking but for allowing access to shared data manipulated by 2-writers and multi-readers. It works by maintaining a structure of two separate variables accessed by the 2-writers. We keep a set of tags (tag1,2) corresponding to a set of values (val1,2).</text:p>
      <text:p text:style-name="P4">Both tag values initially set to zero.</text:p>
      <text:p text:style-name="P4">When a writer 1 does a write operation it first reads the value of tag2 and store the value into slot 1.</text:p>
      <text:p text:style-name="P4">It then sets the tag1 = 1 – tag2 trying to make tags unequal.</text:p>
      <text:p text:style-name="P4"/>
      <text:p text:style-name="P4">Then the case of writer 2 reads the other_tag ← tag1.</text:p>
      <text:p text:style-name="P4">Store the value into slot2 </text:p>
      <text:p text:style-name="P4">Set the tag2 ← tag1 tries to make the tags equal.</text:p>
      <text:p text:style-name="P4"/>
      <text:p text:style-name="P4">The read works as follows:</text:p>
      <text:p text:style-name="P4"><text:soft-page-break/>Read both tags tag1 and tag2</text:p>
      <text:p text:style-name="P4">Compare the tags. If equal reread and return value stored at slot 2.</text:p>
      <text:p text:style-name="P4">If unequal reread and return the value stored at slot1.</text:p>
      <text:p text:style-name="P4"/>
      <text:p text:style-name="P4">Unfortunately our system consists of more than 2 threads taken the main thread into consideration.</text:p>
      <text:p text:style-name="P4">There is n-writer and n-reader algorithms but is far too complicate and I was unable to implement to see any benefit applying it. </text:p>
      <text:p text:style-name="P4"/>
      <text:p text:style-name="P4">From experimentation and error trial I can conclude that with minimum locking we can achieve the best results as long as we can ensure concurrency.</text:p>
      <text:p text:style-name="P4"/>
      <text:p text:style-name="P4">A mutex controls shared access to the job pool and it is used in conjuction with the Compare And Store inline function. When a new item is added into the pool a cond_add signal is sent. A new item can only be added to the pool if the following condition is met.</text:p>
      <text:p text:style-name="P4"/>
      <text:p text:style-name="P4"/>
      <table:table table:name="Table1" table:style-name="Table1">
        <table:table-column table:style-name="Table1.A"/>
        <table:table-row>
          <table:table-cell table:style-name="Table1.A1" office:value-type="string">
            <text:p text:style-name="Preformatted_20_Text">job_end + 1 % ARRAY_SIZE(item) != job_done</text:p>
          </table:table-cell>
        </table:table-row>
      </table:table>
      <text:p text:style-name="P4"/>
      <text:p text:style-name="P4">Otherwise the caller blocks until the above condition is satisfied. Once a new item is added to the <text:s/>pool the job_end counter is incremented by one as shown below and the lock is released.</text:p>
      <text:p text:style-name="P4"/>
      <text:p text:style-name="P4"/>
      <table:table table:name="Table2" table:style-name="Table2">
        <table:table-column table:style-name="Table2.A"/>
        <table:table-row>
          <table:table-cell table:style-name="Table2.A1" office:value-type="string">
            <text:p text:style-name="Preformatted_20_Text">job_end = (job_end + 1) % ARRAY_SIZE(item)</text:p>
          </table:table-cell>
        </table:table-row>
      </table:table>
      <text:p text:style-name="P4"/>
      <text:p text:style-name="P4">The add operation can be summarized as follows:</text:p>
      <text:p text:style-name="P4"/>
      <table:table table:name="Table3" table:style-name="Table3">
        <table:table-column table:style-name="Table3.A"/>
        <table:table-row>
          <table:table-cell table:style-name="Table3.A1" office:value-type="string">
            <text:p text:style-name="Preformatted_20_Text">Lock mutex</text:p>
            <text:p text:style-name="Preformatted_20_Text">while ( job_end + 1 ) % ARRAY_SIZE(item) == job_done do</text:p>
            <text:p text:style-name="P1">wait for con<text:span text:style-name="T1">dition write( cond_write)</text:span></text:p>
            <text:p text:style-name="P12">end</text:p>
            <text:p text:style-name="P12">update item[job_end] attributes with passed arguments</text:p>
            <text:p text:style-name="P12">increment job_end by one</text:p>
            <text:p text:style-name="P12">signal adding operation completed cond_add</text:p>
            <text:p text:style-name="P12">unlock mutex</text:p>
          </table:table-cell>
        </table:table-row>
      </table:table>
      <text:p text:style-name="P4"/>
      <text:p text:style-name="P4">An item can only be retrieved from the pool if the if job_start != job_end. Once this condition is satisfied read the item[job_start] and increment the counter job_start by one. The job execution operates in similar fashion. Keep reading job items in the range of item[job_done .. job_start] and write to socket(server_socket) buffer_len bytes read from buffer(buffer). For each output item increment the job_done counter by one. Finally signal that writing is completed (cond_write).</text:p>
      <text:p text:style-name="P4">The scheme described above is the sequential unbuffered approach. Another approach is to read and process multiple items at one call. This time we look through all items that satisfy the following conditions:</text:p>
      <text:list xml:id="list30442924" text:style-name="L2">
        <text:list-item>
          <text:p text:style-name="P5">job_start != job_end and</text:p>
        </text:list-item>
        <text:list-item>
          <text:p text:style-name="P5">have a valid server socket </text:p>
        </text:list-item>
        <text:list-item>
          <text:p text:style-name="P5">and have room to accumulate MAX_TAKE items</text:p>
        </text:list-item>
      </text:list>
      <text:p text:style-name="P4">Once we have multiple items the idea is to perform a single socket write call with all accumulated <text:s/>data and save having to make multiple write calls.</text:p>
      <text:p text:style-name="P4">Also once we retrieved a number of items we can immediately signal that we've done with those items and increment the job_done counter by that number. </text:p>
      <text:p text:style-name="P4"/>
      <text:p text:style-name="P4">The main thread loop is an infinite loop that looks like the following:</text:p>
      <text:p text:style-name="P4"/>
      <table:table table:name="Table4" table:style-name="Table4">
        <table:table-column table:style-name="Table4.A"/>
        <text:soft-page-break/>
        <table:table-row>
          <table:table-cell table:style-name="Table4.A1" office:value-type="string">
            <text:p text:style-name="Preformatted_20_Text">Loop forever</text:p>
            <text:p text:style-name="P1">get_exec_job // the buffered approach</text:p>
            <text:p text:style-name="P1">or</text:p>
            <text:p text:style-name="P1">item = get_job</text:p>
            <text:p text:style-name="P1">exec_job item</text:p>
            <text:p text:style-name="P2">done</text:p>
          </table:table-cell>
        </table:table-row>
      </table:table>
      <text:p text:style-name="P4"/>
      <text:p text:style-name="P4">This is simple enough but certain details complicate the matter.</text:p>
      <text:list xml:id="list30420579" text:style-name="L3">
        <text:list-item>
          <text:p text:style-name="P6">It is possible during startup that a message is to be sent to a service that is not up and running yet.We ought to store the message to the job pool and set the server_socket variable to -1 unconnected state and save the service name. Those messages should remain in the pool until a connection is made to the service. At that instant we set the server_socket variable for the connected service matched by the service name. If after a continuous number of attempts, failed to connect to the service the messages should be deleted from the job pool.</text:p>
        </text:list-item>
        <text:list-item>
          <text:p text:style-name="P6">Also it is necessary to have some feedback from tasks propagated back to main thread at certain times. For example when a write error occurs on the socket a timer should start to reconnected to the service socket. And depending on the severity of the write error all items should be discarded and marked as done or just the currently processed item.</text:p>
        </text:list-item>
        <text:list-item>
          <text:p text:style-name="P6">Last but not the least currently messenger send sets a read description to read any data from the socket perhaps to detect when a connection is closed with the server. I would like to assign this to a task on its own once an applicable solution to the above issue is figured out.</text:p>
        </text:list-item>
      </text:list>
      <text:p text:style-name="P4"/>
      <text:h text:style-name="P9" text:outline-level="2">Current status</text:h>
      <text:p text:style-name="P8">I have coded the above described implementation and run the new messenger with cbench:ruby and cbench:c but the figures still not good enough to celebrate. But I don't get the overflow error that sometimes the current cbench:c/ruby displays.</text:p>
      <table:table table:name="Table5" table:style-name="Table5">
        <table:table-column table:style-name="Table5.A"/>
        <table:table-row>
          <table:table-cell table:style-name="Table5.A1" office:value-type="string">
            <text:p text:style-name="Table_20_Contents">[warn] Could not write a message to send queue due to overflow ( service_name = cbench_switch, fd = 8, count = 3700, total length = 370000 ).</text:p>
          </table:table-cell>
        </table:table-row>
      </table:table>
      <text:p text:style-name="P8"/>
      <text:p text:style-name="P8">Still I haven't exhausted all my ideas for improvement yet but I am hoping to complete this task by the end of this week and from next week onwards investigate the receive part more deep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heads_20_2" draw:display-name="Arrowheads 2" svg:viewBox="0 0 1131 902" svg:d="m564 0-564 902h1131z"/>
    <draw:stroke-dash draw:name="Line_20_with_20_Fine_20_Dots" draw:display-name="Line with Fine Dots" draw:style="rect" draw:dots1="1" draw:dots1-length="2.007cm" draw:dots2="10" draw:distance="0.152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1"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k Karanatsios</meta:initial-creator>
    <meta:creation-date>2012-05-11T08:10:00.19</meta:creation-date>
    <dc:date>2012-06-01T18:55:04.66</dc:date>
    <dc:creator>Nick Karanatsios</dc:creator>
    <meta:editing-duration>PT17H25M56S</meta:editing-duration>
    <meta:editing-cycles>20</meta:editing-cycles>
    <meta:generator>OpenOffice.org/3.3$Win32 OpenOffice.org_project/330m20$Build-9567</meta:generator>
    <meta:document-statistic meta:table-count="11" meta:image-count="0" meta:object-count="0" meta:page-count="8" meta:paragraph-count="174" meta:word-count="3353" meta:character-count="19115"/>
  </office:meta>
</office:document-meta>
</file>